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10.05cm" fo:min-width="6.4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9.95cm" fo:min-width="7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14.95cm" fo:min-width="11.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3.65cm" fo:min-width="4.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3" draw:layer="layout" svg:width="6.9cm" svg:height="10.3cm" svg:x="1.6cm" svg:y="3cm">
          <text:p text:style-name="P1">SoloBici</text:p>
          <text:p text:style-name="P1"/>
          <text:p text:style-name="P2"><text:span text:style-name="T1">public class SoloBici extends Activity {</text:span></text:p>
          <text:p text:style-name="P2"><text:span text:style-name="T2"/></text:p>
          <text:p text:style-name="P2"><text:span text:style-name="T1">private Button bAcercaDe;</text:span></text:p>
          <text:p text:style-name="P2"><text:span text:style-name="T1"><text:s text:c="4"/></text:span><text:span text:style-name="T1">private Button bJuego;</text:span></text:p>
          <text:p text:style-name="P2"><text:span text:style-name="T1"><text:s text:c="4"/></text:span><text:span text:style-name="T1">private Button bPreferencias;</text:span></text:p>
          <text:p text:style-name="P2"><text:span text:style-name="T1"><text:s text:c="4"/></text:span><text:span text:style-name="T1">private Button bSalir;</text:span></text:p>
          <text:p text:style-name="P2"><text:span text:style-name="T1"/></text:p>
          <text:p text:style-name="P2"><text:span text:style-name="T3">//Metodo que activa la pantalla Juego</text:span></text:p>
          <text:p text:style-name="P2"><text:span text:style-name="T1">public void lanzarJuego(){}</text:span></text:p>
          <text:p text:style-name="P2"><text:span text:style-name="T1"/></text:p>
          <text:p text:style-name="P2"><text:span text:style-name="T3">//Metodo que activa la pantalla AcercaDe</text:span></text:p>
          <text:p text:style-name="P2"><text:span text:style-name="T1"><text:s text:c="4"/></text:span><text:span text:style-name="T1">public void lanzarAcercaDe(){}</text:span></text:p>
          <text:p text:style-name="P2"><text:span text:style-name="T1"/></text:p>
          <text:p text:style-name="P2"><text:span text:style-name="T3">//Metodo que activa la pantalla AcercaDe</text:span></text:p>
          <text:p text:style-name="P2"><text:span text:style-name="T1"><text:s text:c="4"/></text:span><text:span text:style-name="T1">public void lanzarSalir(){</text:span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cm" svg:height="10.2cm" svg:x="9.9cm" svg:y="3.1cm">
          <text:p text:style-name="P1">AcercaDe</text:p>
          <text:p text:style-name="P1"/>
          <text:p text:style-name="P2"><text:span text:style-name="T1">public class AcercaDe extends Activity {</text:span></text:p>
          <text:p text:style-name="P2"><text:span text:style-name="T1"/></text:p>
          <text:p text:style-name="P2"><text:span text:style-name="T1"/></text:p>
          <text:p text:style-name="P2"><text:span text:style-name="T3"><text:s/></text:span><text:span text:style-name="T3">//Hacemos visible la interfaz/layoutque </text:span></text:p>
          <text:p text:style-name="P2"><text:span text:style-name="T3">se encuentra en acercade.xml</text:span></text:p>
          <text:p text:style-name="P2"><text:span text:style-name="T1"><text:s/></text:span><text:span text:style-name="T1">public void onCreate(Bundle savedInstanceState){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cm" svg:height="10.2cm" svg:x="10cm" svg:y="14cm">
          <text:p text:style-name="P1">Juego</text:p>
          <text:p text:style-name="P1"/>
          <text:p text:style-name="P2"><text:span text:style-name="T1">public class Juego extends Activity {</text:span></text:p>
          <text:p text:style-name="P2"><text:span text:style-name="T1"/></text:p>
          <text:p text:style-name="P2"><text:span text:style-name="T1"/></text:p>
          <text:p text:style-name="P2"><text:span text:style-name="T3"><text:s/></text:span><text:span text:style-name="T3">//Hacemos visible la interfaz/layout que </text:span></text:p>
          <text:p text:style-name="P2"><text:span text:style-name="T3">se encuentra en acercade.xml</text:span></text:p>
          <text:p text:style-name="P2"><text:span text:style-name="T1"><text:s/></text:span><text:span text:style-name="T1">public void onCreate(Bundle savedInstanceState){</text:span></text:p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5cm" svg:y1="7.6cm" svg:x2="9.8cm" svg:y2="7.6cm">
          <text:p/>
        </draw:line>
        <draw:line draw:style-name="gr3" draw:text-style-name="P4" draw:layer="layout" svg:x1="4.7cm" svg:y1="13.3cm" svg:x2="9.9cm" svg:y2="15.2cm">
          <text:p/>
        </draw:line>
      </draw:page>
      <draw:page draw:name="page2" draw:style-name="dp1" draw:master-page-name="Predeterminado">
        <draw:custom-shape draw:style-name="gr4" draw:text-style-name="P3" draw:layer="layout" svg:width="12.3cm" svg:height="15.2cm" svg:x="5.8cm" svg:y="6.5cm">
          <text:p text:style-name="P1">VistaJuego</text:p>
          <text:p text:style-name="P1"/>
          <text:p text:style-name="P2"/>
          <text:p text:style-name="P2"><text:span text:style-name="T4">//</text:span><text:span text:style-name="T4"><text:tab/></text:span><text:span text:style-name="T4">COCHES</text:span><text:span text:style-name="T4"><text:tab/></text:span><text:span text:style-name="T4">//</text:span></text:p>
          <text:p text:style-name="P2"><text:span text:style-name="T5"><text:s text:c="4"/></text:span><text:span text:style-name="T5">private Vector&lt;Grafico&gt; Coches; <text:s text:c="2"/></text:span><text:span text:style-name="T4"><text:s/>//Vector con los Coches</text:span></text:p>
          <text:p text:style-name="P2"><text:span text:style-name="T5"><text:s text:c="4"/></text:span><text:span text:style-name="T5">private int numCoches = 5; <text:s text:c="6"/></text:span><text:span text:style-name="T4"><text:s/>//Numero inicial de Coches</text:span></text:p>
          <text:p text:style-name="P2"><text:span text:style-name="T5"><text:s text:c="4"/></text:span><text:span text:style-name="T5">private int numMotos = 3; <text:s/>/</text:span><text:span text:style-name="T4">/Fragmentos/Motos en que se dividir un Coche</text:span></text:p>
          <text:p text:style-name="P2"><text:span text:style-name="T5"/></text:p>
          <text:p text:style-name="P2"><text:span text:style-name="T4"><text:s text:c="4"/></text:span><text:span text:style-name="T4">// BICI //</text:span></text:p>
          <text:p text:style-name="P2"><text:span text:style-name="T5"><text:s text:c="4"/></text:span><text:span text:style-name="T5">private Grafico bici;</text:span></text:p>
          <text:p text:style-name="P2"><text:span text:style-name="T5"><text:s text:c="4"/></text:span><text:span text:style-name="T5">private int giroBici; <text:s text:c="2"/></text:span><text:span text:style-name="T4"><text:s/>//Incremento direccion de la bici</text:span></text:p>
          <text:p text:style-name="P2"><text:span text:style-name="T5"><text:s text:c="4"/></text:span><text:span text:style-name="T5">private float aceleracionBici;</text:span><text:span text:style-name="T4">//Aumento de velocidad en la bici</text:span></text:p>
          <text:p text:style-name="P2"><text:span text:style-name="T5"><text:s text:c="4"/></text:span><text:span text:style-name="T5">private static final int PASO_GIRO_BICI = 5;</text:span></text:p>
          <text:p text:style-name="P2"><text:span text:style-name="T5"><text:s text:c="4"/></text:span><text:span text:style-name="T5">private static final float PASO_ACELERACION_BICI = 0.5f;</text:span></text:p>
          <text:p text:style-name="P2"><text:span text:style-name="T5"/></text:p>
          <text:p text:style-name="P2"><text:span text:style-name="T4"><text:s text:c="4"/></text:span><text:span text:style-name="T4">// THREAD Y TIEMPO //</text:span></text:p>
          <text:p text:style-name="P2"><text:span text:style-name="T4"><text:s text:c="4"/></text:span><text:span text:style-name="T4">//Hilo encargado de procesar el tiempo</text:span></text:p>
          <text:p text:style-name="P2"><text:span text:style-name="T5"><text:s text:c="2"/></text:span><text:span text:style-name="T5">private HiloJuego hiloJuego;</text:span></text:p>
          <text:p text:style-name="P2"><text:span text:style-name="T4"><text:s text:c="4"/></text:span><text:span text:style-name="T4">//Tiempo que debe transcurrir para procesar cambios (ms)</text:span></text:p>
          <text:p text:style-name="P2"><text:span text:style-name="T5"><text:s text:c="4"/></text:span><text:span text:style-name="T5">private static int PERIODO_PROCESO = 50;</text:span></text:p>
          <text:p text:style-name="P2"><text:span text:style-name="T4"><text:s text:c="4"/></text:span><text:span text:style-name="T4">//Momento en el que se realiza el ultimo proceso</text:span></text:p>
          <text:p text:style-name="P2"><text:span text:style-name="T5"><text:s text:c="4"/></text:span><text:span text:style-name="T5">private long ultimoProceso = 0;</text:span></text:p>
          <text:p text:style-name="P2"><text:span text:style-name="T5"/></text:p>
          <text:p text:style-name="P2"><text:span text:style-name="T4">//Obtenemos la imagen/recurso del coche</text:span></text:p>
          <text:p text:style-name="P2"><text:span text:style-name="T4"><text:s/></text:span><text:span text:style-name="T4">//Creamos un vector para contener todos los coches que se ven en la </text:span><text:span text:style-name="T4">pantalla</text:span></text:p>
          <text:p text:style-name="P2"><text:span text:style-name="T4"><text:s text:c="8"/></text:span><text:span text:style-name="T4">//y lo rellenamos con graficos de coches</text:span></text:p>
          <text:p text:style-name="P2"><text:span text:style-name="T4"><text:s text:c="8"/></text:span><text:span text:style-name="T4">// con valores aleatorios para su velocidad, direccion y rotacion.</text:span></text:p>
          <text:p text:style-name="P2"><text:span text:style-name="T5">public VistaJuego(Context contexto, AttributeSet atributos) {</text:span></text:p>
          <text:p text:style-name="P2"><text:span text:style-name="T5"/></text:p>
          <text:p text:style-name="P2"><text:span text:style-name="T5"/></text:p>
          <text:p text:style-name="P2"><text:span text:style-name="T4">//Al comenzar y dibujar por primera vez la pantalla del juego</text:span></text:p>
          <text:p text:style-name="P2"><text:span text:style-name="T5">protected void onSizeChanged(int w, int h, int oldw, int oldh) {</text:span></text:p>
          <text:p text:style-name="P2"><text:span text:style-name="T5"/></text:p>
          <text:p text:style-name="P2"><text:span text:style-name="T5">//</text:span><text:span text:style-name="T4">Dibujamos cada uno de los coches</text:span></text:p>
          <text:p text:style-name="P2"><text:span text:style-name="T6">protected void onDraw(Canvas canvas) {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7cm" svg:height="3.9cm" svg:x="2.4cm" svg:y="1.4cm">
          <text:p text:style-name="P1">Juego</text:p>
          <text:p text:style-name="P1"><text:span text:style-name="T1"/>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1cm" svg:y1="4cm" svg:x2="9.1cm" svg:y2="6.4cm">
          <text:p/>
        </draw:line>
      </draw:page>
      <draw:page draw:name="page3" draw:style-name="dp1" draw:master-page-name="Predeterminado">
        <draw:custom-shape draw:style-name="gr5" draw:text-style-name="P3" draw:layer="layout" svg:width="4.7cm" svg:height="3.9cm" svg:x="2.4cm" svg:y="1.4cm">
          <text:p text:style-name="P1">VistaJuego</text:p>
          <text:p text:style-name="P1"><text:span text:style-name="T1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3cm" svg:height="15.2cm" svg:x="5.9cm" svg:y="6.5cm">
          <text:p text:style-name="P1">Grafico</text:p>
          <text:p text:style-name="P2"/>
          <text:p text:style-name="P2"><text:span text:style-name="T6"><text:s/></text:span><text:span text:style-name="T6">private Drawable drawable; </text:span><text:span text:style-name="T4">// Imagen</text:span></text:p>
          <text:p text:style-name="P2"><text:span text:style-name="T6"><text:s text:c="4"/></text:span><text:span text:style-name="T4">//Posición en la pantalla y velocidad de </text:span><text:span text:style-name="T4">desplazamiento</text:span></text:p>
          <text:p text:style-name="P2"><text:span text:style-name="T6"><text:s text:c="4"/></text:span><text:span text:style-name="T6">private double posX, posY, incX, incY;</text:span></text:p>
          <text:p text:style-name="P2"><text:span text:style-name="T6"><text:s text:c="4"/></text:span><text:span text:style-name="T6">private int ancho, alto;</text:span><text:span text:style-name="T4"> // Dimensiones de la imagen</text:span></text:p>
          <text:p text:style-name="P2"><text:span text:style-name="T6"><text:s text:c="4"/></text:span><text:span text:style-name="T6">private int angulo, rotacion</text:span><text:span text:style-name="T4">;// Ángulo y velocidad </text:span><text:span text:style-name="T4">rotación</text:span></text:p>
          <text:p text:style-name="P2"><text:span text:style-name="T6"><text:s text:c="4"/></text:span><text:span text:style-name="T6">private int radioColision;</text:span><text:span text:style-name="T4"> // Para determinar si </text:span><text:span text:style-name="T4">chocamos con algún objeto</text:span></text:p>
          <text:p text:style-name="P2"><text:span text:style-name="T6"><text:s text:c="4"/></text:span><text:span text:style-name="T6">private View view; <text:s text:c="2"/></text:span><text:span text:style-name="T4"><text:s/>// Vista donde dibujamos el </text:span><text:span text:style-name="T4">gráfico</text:span></text:p>
          <text:p text:style-name="P2"><text:span text:style-name="T6"><text:s text:c="4"/></text:span><text:span text:style-name="T6">public static final int MAX_VELOCIDAD = 20;</text:span></text:p>
          <text:p text:style-name="P2"><text:span text:style-name="T6"/></text:p>
          <text:p text:style-name="P2"><text:span text:style-name="T6"/></text:p>
          <text:p text:style-name="P2"><text:span text:style-name="T4">//Constructor de grafico</text:span></text:p>
          <text:p text:style-name="P2"><text:span text:style-name="T6"><text:s/></text:span><text:span text:style-name="T6">public Grafico(View view, Drawable drawable) {</text:span></text:p>
          <text:p text:style-name="P2"><text:span text:style-name="T6"/></text:p>
          <text:p text:style-name="P2"><text:span text:style-name="T4">//Metodo que dibuja el grafico </text:span></text:p>
          <text:p text:style-name="P2"><text:span text:style-name="T4">//Calculo área donde no podrán solaparse/chocar </text:span><text:span text:style-name="T4">otros gráficos con este</text:span></text:p>
          <text:p text:style-name="P2"><text:span text:style-name="T6">public void dibujaGrafico(Canvas canvas) {</text:span></text:p>
          <text:p text:style-name="P2"><text:span text:style-name="T6"/></text:p>
          <text:p text:style-name="P2"><text:span text:style-name="T4">//Metodo que incrementa la pos</text:span></text:p>
          <text:p text:style-name="P2"><text:span text:style-name="T4">// Si salimos de la pantalla, corregimos posición</text:span></text:p>
          <text:p text:style-name="P2"><text:span text:style-name="T4">// Actualizamos ángulo</text:span></text:p>
          <text:p text:style-name="P2"><text:span text:style-name="T6">public void incrementaPos(){</text:span></text:p>
          <text:p text:style-name="P2"><text:span text:style-name="T6"/></text:p>
          <text:p text:style-name="P2"><text:span text:style-name="T4">//Metodo de distancia que recibe un grafico</text:span></text:p>
          <text:p text:style-name="P2"><text:span text:style-name="T6">public double distancia(Grafico g) {</text:span></text:p>
          <text:p text:style-name="P2"><text:span text:style-name="T6"/></text:p>
          <text:p text:style-name="P2"><text:span text:style-name="T6"/></text:p>
          <text:p text:style-name="P2"><text:span text:style-name="T4">//Metodo que verifica la colision recibiendo un </text:span><text:span text:style-name="T4">grafico</text:span></text:p>
          <text:p text:style-name="P2"><text:span text:style-name="T6">public boolean verificaColision(Grafico g) {</text:span></text:p>
          <text:p text:style-name="P2"><text:span text:style-name="T6"/></text:p>
          <text:p text:style-name="P2"><text:span text:style-name="T6"/></text:p>
          <text:p text:style-name="P2"><text:span text:style-name="T6">public static double distanciaE(double x, double y, </text:span><text:span text:style-name="T6">double x2, double y2) {</text:span></text:p>
          <text:p text:style-name="P2"><text:span text:style-name="T6"/></text:p>
          <text:p text:style-name="P2"><text:span text:style-name="T4">Setters y getters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1cm" svg:y1="3.5cm" svg:x2="9.5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1:22:56.216112534</meta:creation-date>
    <dc:date>2018-11-26T13:19:01.021015855</dc:date>
    <meta:editing-duration>PT1H18M5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